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280.99mm"/>
    </style:style>
    <style:style style:name="co3" style:family="table-column">
      <style:table-column-properties fo:break-before="auto" style:column-width="38.65mm"/>
    </style:style>
    <style:style style:name="co4" style:family="table-column">
      <style:table-column-properties fo:break-before="auto" style:column-width="79.23mm"/>
    </style:style>
    <style:style style:name="co5" style:family="table-column">
      <style:table-column-properties fo:break-before="auto" style:column-width="27.71mm"/>
    </style:style>
    <style:style style:name="co6" style:family="table-column">
      <style:table-column-properties fo:break-before="auto" style:column-width="157.13mm"/>
    </style:style>
    <style:style style:name="co7" style:family="table-column">
      <style:table-column-properties fo:break-before="auto" style:column-width="82.51mm"/>
    </style:style>
    <style:style style:name="co8" style:family="table-column">
      <style:table-column-properties fo:break-before="auto" style:column-width="111.57mm"/>
    </style:style>
    <style:style style:name="co9" style:family="table-column">
      <style:table-column-properties fo:break-before="auto" style:column-width="90.68mm"/>
    </style:style>
    <style:style style:name="co12" style:family="table-column">
      <style:table-column-properties fo:break-before="auto" style:column-width="179.72mm"/>
    </style:style>
    <style:style style:name="co13" style:family="table-column">
      <style:table-column-properties fo:break-before="auto" style:column-width="22.44mm"/>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4.76mm" fo:break-before="auto" style:use-optimal-row-height="false"/>
    </style:style>
    <style:style style:name="ro12" style:family="table-row">
      <style:table-row-properties style:row-height="10.05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2.96mm" fo:break-before="auto" style:use-optimal-row-height="false"/>
    </style:style>
    <style:style style:name="ro16" style:family="table-row">
      <style:table-row-properties style:row-height="12.17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4.29mm" fo:break-before="auto" style:use-optimal-row-height="false"/>
    </style:style>
    <style:style style:name="ro20" style:family="table-row">
      <style:table-row-properties style:row-height="6.09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7.2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9.33mm" fo:break-before="auto" style:use-optimal-row-height="false"/>
    </style:style>
    <style:style style:name="ro26" style:family="table-row">
      <style:table-row-properties style:row-height="11.38mm" fo:break-before="auto" style:use-optimal-row-height="false"/>
    </style:style>
    <style:style style:name="ro27" style:family="table-row">
      <style:table-row-properties style:row-height="5.61mm" fo:break-before="auto" style:use-optimal-row-height="true"/>
    </style:style>
    <style:style style:name="ro28" style:family="table-row">
      <style:table-row-properties style:row-height="280.19mm" fo:break-before="auto" style:use-optimal-row-height="false"/>
    </style:style>
    <style:style style:name="ro29" style:family="table-row">
      <style:table-row-properties style:row-height="239.55mm" fo:break-before="auto" style:use-optimal-row-height="false"/>
    </style:style>
    <style:style style:name="ro30" style:family="table-row">
      <style:table-row-properties style:row-height="150.02mm" fo:break-before="auto" style:use-optimal-row-height="false"/>
    </style:style>
    <style:style style:name="ro31" style:family="table-row">
      <style:table-row-properties style:row-height="8.33mm" fo:break-before="auto" style:use-optimal-row-height="true"/>
    </style:style>
    <style:style style:name="ro32" style:family="table-row">
      <style:table-row-properties style:row-height="287.83mm" fo:break-before="auto" style:use-optimal-row-height="true"/>
    </style:style>
    <style:style style:name="ro33" style:family="table-row">
      <style:table-row-properties style:row-height="268.43mm" fo:break-before="auto" style:use-optimal-row-height="true"/>
    </style:style>
    <style:style style:name="ro34" style:family="table-row">
      <style:table-row-properties style:row-height="113.21mm" fo:break-before="auto" style:use-optimal-row-height="true"/>
    </style:style>
    <style:style style:name="ro35" style:family="table-row">
      <style:table-row-properties style:row-height="190.82mm" fo:break-before="auto" style:use-optimal-row-height="true"/>
    </style:style>
    <style:style style:name="ro36" style:family="table-row">
      <style:table-row-properties style:row-height="357.58mm" fo:break-before="auto" style:use-optimal-row-height="true"/>
    </style:style>
    <style:style style:name="ro37" style:family="table-row">
      <style:table-row-properties style:row-height="120.9mm" fo:break-before="auto" style:use-optimal-row-height="true"/>
    </style:style>
    <style:style style:name="ro38" style:family="table-row">
      <style:table-row-properties style:row-height="39.44mm" fo:break-before="auto" style:use-optimal-row-height="true"/>
    </style:style>
    <style:style style:name="ro39" style:family="table-row">
      <style:table-row-properties style:row-height="89.94mm" fo:break-before="auto" style:use-optimal-row-height="true"/>
    </style:style>
    <style:style style:name="ro40" style:family="table-row">
      <style:table-row-properties style:row-height="144.15mm" fo:break-before="auto" style:use-optimal-row-height="true"/>
    </style:style>
    <style:style style:name="ro41" style:family="table-row">
      <style:table-row-properties style:row-height="221.76mm" fo:break-before="auto" style:use-optimal-row-height="true"/>
    </style:style>
    <style:style style:name="ro42" style:family="table-row">
      <style:table-row-properties style:row-height="93.8mm" fo:break-before="auto" style:use-optimal-row-height="true"/>
    </style:style>
    <style:style style:name="ro43" style:family="table-row">
      <style:table-row-properties style:row-height="167.39mm" fo:break-before="auto" style:use-optimal-row-height="true"/>
    </style:style>
    <style:style style:name="ro44" style:family="table-row">
      <style:table-row-properties style:row-height="163.55mm" fo:break-before="auto" style:use-optimal-row-height="true"/>
    </style:style>
    <style:style style:name="ro45" style:family="table-row">
      <style:table-row-properties style:row-height="109.34mm" fo:break-before="auto" style:use-optimal-row-height="true"/>
    </style:style>
    <style:style style:name="ro46" style:family="table-row">
      <style:table-row-properties style:row-height="147.99mm" fo:break-before="auto" style:use-optimal-row-height="true"/>
    </style:style>
    <style:style style:name="ro47" style:family="table-row">
      <style:table-row-properties style:row-height="171.41mm" fo:break-before="auto" style:use-optimal-row-height="true"/>
    </style:style>
    <style:style style:name="ro48" style:family="table-row">
      <style:table-row-properties style:row-height="136.45mm" fo:break-before="auto" style:use-optimal-row-height="true"/>
    </style:style>
    <style:style style:name="ro49" style:family="table-row">
      <style:table-row-properties style:row-height="237.31mm" fo:break-before="auto" style:use-optimal-row-height="true"/>
    </style:style>
    <style:style style:name="ro50" style:family="table-row">
      <style:table-row-properties style:row-height="105.34mm" fo:break-before="auto" style:use-optimal-row-height="true"/>
    </style:style>
    <style:style style:name="ro51" style:family="table-row">
      <style:table-row-properties style:row-height="80.33mm" fo:break-before="auto" style:use-optimal-row-height="true"/>
    </style:style>
    <style:style style:name="ro52" style:family="table-row">
      <style:table-row-properties style:row-height="126.66mm" fo:break-before="auto" style:use-optimal-row-height="true"/>
    </style:style>
    <style:style style:name="ro53" style:family="table-row">
      <style:table-row-properties style:row-height="85.94mm" fo:break-before="auto" style:use-optimal-row-height="true"/>
    </style:style>
    <style:style style:name="ro54" style:family="table-row">
      <style:table-row-properties style:row-height="6.95mm" fo:break-before="auto" style:use-optimal-row-height="true"/>
    </style:style>
    <style:style style:name="ro55" style:family="table-row">
      <style:table-row-properties style:row-height="12.33mm" fo:break-before="auto" style:use-optimal-row-height="true"/>
    </style:style>
    <style:style style:name="ro56" style:family="table-row">
      <style:table-row-properties style:row-height="27.73mm" fo:break-before="auto" style:use-optimal-row-height="true"/>
    </style:style>
    <style:style style:name="ro57" style:family="table-row">
      <style:table-row-properties style:row-height="77.21mm" fo:break-before="auto" style:use-optimal-row-height="false"/>
    </style:style>
    <style:style style:name="ro58" style:family="table-row">
      <style:table-row-properties style:row-height="115.2mm" fo:break-before="auto" style:use-optimal-row-height="false"/>
    </style:style>
    <style:style style:name="ro59" style:family="table-row">
      <style:table-row-properties style:row-height="203.73mm" fo:break-before="auto" style:use-optimal-row-height="false"/>
    </style:style>
    <style:style style:name="ro60" style:family="table-row">
      <style:table-row-properties style:row-height="116.17mm" fo:break-before="auto" style:use-optimal-row-height="false"/>
    </style:style>
    <style:style style:name="ro61" style:family="table-row">
      <style:table-row-properties style:row-height="202.35mm" fo:break-before="auto" style:use-optimal-row-height="true"/>
    </style:style>
    <style:style style:name="ro62" style:family="table-row">
      <style:table-row-properties style:row-height="217.43mm" fo:break-before="auto" style:use-optimal-row-height="false"/>
    </style:style>
    <style:style style:name="ro63" style:family="table-row">
      <style:table-row-properties style:row-height="373.06mm" fo:break-before="auto" style:use-optimal-row-height="false"/>
    </style:style>
    <style:style style:name="ro64" style:family="table-row">
      <style:table-row-properties style:row-height="120.99mm" fo:break-before="auto" style:use-optimal-row-height="false"/>
    </style:style>
    <style:style style:name="ro65" style:family="table-row">
      <style:table-row-properties style:row-height="54.12mm" fo:break-before="auto" style:use-optimal-row-height="false"/>
    </style:style>
    <style:style style:name="ro66" style:family="table-row">
      <style:table-row-properties style:row-height="176.05mm" fo:break-before="auto" style:use-optimal-row-height="false"/>
    </style:style>
    <style:style style:name="ro67" style:family="table-row">
      <style:table-row-properties style:row-height="156.81mm" fo:break-before="auto" style:use-optimal-row-height="false"/>
    </style:style>
    <style:style style:name="ro68" style:family="table-row">
      <style:table-row-properties style:row-height="168.12mm" fo:break-before="auto" style:use-optimal-row-height="false"/>
    </style:style>
    <style:style style:name="ro69" style:family="table-row">
      <style:table-row-properties style:row-height="143.58mm" fo:break-before="auto" style:use-optimal-row-height="false"/>
    </style:style>
    <style:style style:name="ro77" style:family="table-row">
      <style:table-row-properties style:row-height="197.47mm" fo:break-before="auto" style:use-optimal-row-height="false"/>
    </style:style>
    <style:style style:name="ro78" style:family="table-row">
      <style:table-row-properties style:row-height="145.03mm" fo:break-before="auto" style:use-optimal-row-height="false"/>
    </style:style>
    <style:style style:name="ro79" style:family="table-row">
      <style:table-row-properties style:row-height="75.04mm" fo:break-before="auto" style:use-optimal-row-height="false"/>
    </style:style>
    <style:style style:name="ro80" style:family="table-row">
      <style:table-row-properties style:row-height="125.06mm" fo:break-before="auto" style:use-optimal-row-height="false"/>
    </style:style>
    <style:style style:name="ro81" style:family="table-row">
      <style:table-row-properties style:row-height="8.41mm" fo:break-before="auto" style:use-optimal-row-height="true"/>
    </style:style>
    <style:style style:name="ro82" style:family="table-row">
      <style:table-row-properties style:row-height="8.47mm" fo:break-before="auto" style:use-optimal-row-height="true"/>
    </style:style>
    <style:style style:name="ro8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6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77"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style:font-name="Calibri" fo:font-size="10.5pt" fo:language="none" fo:country="none" style:font-name-asian="Calibri" style:font-name-complex="Calibri"/>
    </style:style>
    <style:style style:name="T52" style:family="text">
      <style:text-properties fo:color="#000000" style:font-name="宋体" fo:font-size="10.5pt" fo:language="none" fo:country="none"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language="none" fo:country="none" fo:font-weight="bold" style:font-name-asian="宋体" style:font-weight-asian="bold" style:font-name-complex="宋体" style:font-weight-complex="bold"/>
    </style:style>
    <style:style style:name="T47" style:family="text">
      <style:text-properties fo:color="#ce181e" style:text-outline="false" style:text-line-through-style="none" style:text-line-through-type="none" style:font-name="新宋体" fo:font-size="16pt" fo:language="en" fo:country="US" fo:font-style="normal" fo:text-shadow="none" style:text-underline-style="none" fo:font-weight="normal" style:text-underline-mode="continuous" style:text-overline-mode="continuous" style:text-line-through-mode="continuous" style:font-name-asian="新宋体"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55"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1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12"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16"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9"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20"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21"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22"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2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SimSun" fo:font-size="15.5pt" fo:language="none" fo:country="none" style:font-name-asian="SimSun" style:font-name-complex="SimSun"/>
    </style:style>
    <style:style style:name="T25" style:family="text">
      <style:text-properties fo:color="#000000" style:font-name="SimSun" fo:font-size="12pt" fo:language="none" fo:country="none" style:font-name-asian="SimSun" style:font-name-complex="SimSun"/>
    </style:style>
    <style:style style:name="T26" style:family="text">
      <style:text-properties fo:color="#000000" style:font-name="TimesNewRomanPSMT" fo:font-size="9pt" fo:language="none" fo:country="none" style:font-name-asian="TimesNewRomanPSMT" style:font-name-complex="TimesNewRomanPSMT"/>
    </style:style>
    <style:style style:name="T27" style:family="text">
      <style:text-properties fo:color="#000000" fo:font-size="9pt" fo:language="none" fo:country="none" style:font-name="SimSun" style:font-name-asian="SimSun" style:font-name-complex="SimSun"/>
    </style:style>
    <style:style style:name="T28" style:family="text">
      <style:text-properties style:font-name="新宋体" fo:font-size="10.5pt" style:letter-kerning="true" style:language-asian="ar" style:country-asian="SA" style:font-name-asian="新宋体" style:font-name-complex="Courier New" style:font-size-asian="10.5pt"/>
    </style:style>
    <style:style style:name="T29" style:family="text">
      <style:text-properties style:font-name="新宋体" fo:font-size="10.5pt" style:letter-kerning="true" style:language-asian="ar" style:country-asian="SA" style:font-name-asian="新宋体" style:font-size-asian="10.5pt"/>
    </style:style>
    <style:style style:name="T30"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31"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32" style:family="text">
      <style:text-properties style:use-window-font-color="true" style:font-name="新宋体" fo:font-size="10.5pt" style:letter-kerning="false" fo:language="en" fo:country="US" style:language-asian="ar" style:country-asian="SA" style:font-name-asian="新宋体" style:font-size-asian="10.5pt"/>
    </style:style>
    <style:style style:name="T33"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34" style:family="text">
      <style:text-properties style:use-window-font-color="true" style:font-name="新宋体" fo:font-size="10.5pt" fo:language="en" fo:country="US" style:language-asian="ar" style:country-asian="SA" style:font-name-asian="新宋体" style:font-size-asian="10.5pt" style:letter-kerning="true"/>
    </style:style>
    <style:style style:name="T35" style:family="text">
      <style:text-properties style:font-name="新宋体" fo:font-size="10.5pt" style:language-asian="ar" style:country-asian="SA" style:font-name-asian="新宋体" style:font-size-asian="10.5pt"/>
    </style:style>
    <style:style style:name="T36"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37"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38"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9" style:family="text">
      <style:text-properties style:font-name="新宋体" fo:font-size="11pt" style:letter-kerning="true" style:language-asian="ar" style:country-asian="SA" style:font-name-asian="新宋体" style:font-name-complex="Courier New" style:font-size-asian="11pt" style:font-size-complex="11pt"/>
    </style:style>
    <style:style style:name="T40"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41"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42"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43" style:family="text">
      <style:text-properties style:font-name="新宋体" fo:font-size="11pt" style:letter-kerning="true" style:language-asian="ar" style:country-asian="SA" style:font-name-asian="新宋体" style:font-size-asian="11pt" style:font-size-complex="11pt"/>
    </style:style>
    <style:style style:name="T44" style:family="text">
      <style:text-properties fo:color="#000000" style:font-name="新宋体" fo:font-size="11pt" style:letter-kerning="true" style:language-asian="ar" style:country-asian="SA" style:font-name-asian="新宋体" style:font-size-asian="11pt" style:font-size-complex="11pt"/>
    </style:style>
    <style:style style:name="T45"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46" style:family="text">
      <style:text-properties style:font-name="新宋体" fo:font-size="11pt" style:language-asian="ar" style:country-asian="SA" style:font-name-asian="新宋体" style:font-size-asian="11pt" style:font-size-complex="11pt"/>
    </style:style>
    <style:style style:name="T4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4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56"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57" style:family="text">
      <style:text-properties fo:color="#ce181e"/>
    </style:style>
    <style:style style:name="T58" style:family="text">
      <style:text-properties fo:color="#000000"/>
    </style:style>
    <style:style style:name="T5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60" style:family="text">
      <style:text-properties fo:color="#ed1c24"/>
    </style:style>
    <style:style style:name="T61"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fo:color="#ce181e" fo:font-size="16pt" style:font-size-asian="16pt" style:font-size-complex="16pt"/>
    </style:style>
    <style:style style:name="T63"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65"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66" style:family="text">
      <style:text-properties fo:color="#000000" style:font-name="宋体" fo:font-size="10.5pt" fo:language="none" fo:country="none" style:font-name-asian="宋体" style:font-name-complex="宋体"/>
    </style:style>
    <style:style style:name="T67" style:family="text">
      <style:text-properties fo:color="#000000" fo:font-size="10.5pt" fo:language="none" fo:country="none" style:font-name="Calibri" style:font-name-asian="Calibri" style:font-name-complex="Calibri"/>
    </style:style>
    <style:style style:name="T68" style:family="text">
      <style:text-properties fo:color="#000000" fo:font-size="10.5pt" fo:language="none" fo:country="none" style:font-name="宋体" style:font-name-asian="宋体" style:font-name-complex="宋体"/>
    </style:style>
    <style:style style:name="T69" style:family="text">
      <style:text-properties fo:color="#000000" style:font-name="Calibri" fo:font-size="10.5pt" fo:language="none" fo:country="none" style:font-name-asian="Calibri" style:font-name-complex="Calibri"/>
    </style:style>
    <style:style style:name="T70" style:family="text">
      <style:text-properties fo:color="#000000" style:font-name="宋体" fo:font-size="10.5pt" fo:font-weight="bold" fo:language="none" fo:country="none" style:font-name-asian="宋体" style:font-name-complex="宋体" style:font-weight-asian="bold" style:font-weight-complex="bold"/>
    </style:style>
    <style:style style:name="T7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3" table:default-cell-style-name="ce84"/>
        <table:table-column table:style-name="co4" table:default-cell-style-name="ce147"/>
        <table:table-column table:style-name="co5" table:visibility="collapse" table:default-cell-style-name="ce173"/>
        <table:table-column table:style-name="co6" table:default-cell-style-name="ce147"/>
        <table:table-column table:style-name="co7" table:default-cell-style-name="ce147"/>
        <table:table-column table:style-name="co8" table:default-cell-style-name="ce202"/>
        <table:table-column table:style-name="co9" table:visibility="collapse" table:default-cell-style-name="ce85"/>
        <table:table-column table:style-name="co12" table:default-cell-style-name="ce202"/>
        <table:table-column table:style-name="co13" table:number-columns-repeated="1007" table:default-cell-style-name="ce211"/>
        <table:table-column table:style-name="co10" table:number-columns-repeated="9" table:default-cell-style-name="Default"/>
        <table:table-row table:style-name="ro9">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10">
          <table:table-cell table:style-name="ce82" office:value-type="string" calcext:value-type="string">
            <text:p><text:s text:c="4"/>2017,8.7</text:p>
          </table:table-cell>
          <table:table-cell office:value-type="string" calcext:value-type="string">
            <text:p><text:span text:style-name="T9">基础篇 </text:span><text:span text:style-name="T10">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2.4.4</text:span></text:p>
          </table:table-cell>
          <table:table-cell table:number-columns-repeated="2"/>
          <table:table-cell office:value-type="string" calcext:value-type="string">
            <text:p>循环队列</text:p>
          </table:table-cell>
          <table:table-cell office:value-type="string" calcext:value-type="string">
            <text:p><text:span text:style-name="T9">文件结束符和换行符是不一样的</text:span><text:span text:style-name="T10">(</text:span><text:span text:style-name="T11">调试时要注意</text:span><text:span text:style-name="T10">)</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77" table:number-columns-repeated="2"/>
          <table:table-cell table:number-columns-repeated="9"/>
        </table:table-row>
        <table:table-row table:style-name="ro12">
          <table:table-cell table:style-name="ce83"/>
          <table:table-cell table:style-name="ce150"/>
          <table:table-cell table:style-name="ce176" office:value-type="string" calcext:value-type="string" table:number-columns-spanned="2" table:number-rows-spanned="1">
            <text:p><text:span text:style-name="T9">                    测试环境：</text:span><text:span text:style-name="T10">Windows8+931G</text:span><text:span text:style-name="T11">固盘</text:span><text:span text:style-name="T10">+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77" table:number-columns-repeated="2"/>
          <table:table-cell table:number-columns-repeated="9"/>
        </table:table-row>
        <table:table-row table:style-name="ro11">
          <table:table-cell table:style-name="ce83"/>
          <table:table-cell table:style-name="ce27" office:value-type="string" calcext:value-type="string" table:number-columns-spanned="1" table:number-rows-spanned="2">
            <text:p>读入方式</text:p>
          </table:table-cell>
          <table:table-cell table:style-name="ce61" office:value-type="string" calcext:value-type="string" table:number-columns-spanned="2" table:number-rows-spanned="1">
            <text:p>使用时间（毫秒）</text:p>
          </table:table-cell>
          <table:covered-table-cell table:style-name="ce27"/>
          <table:table-cell table:style-name="ce195" table:number-columns-repeated="2"/>
          <table:table-cell table:style-name="ce80"/>
          <table:table-cell table:style-name="ce195"/>
          <table:table-cell table:style-name="ce213" table:number-columns-repeated="1005"/>
          <table:table-cell table:style-name="ce177" table:number-columns-repeated="2"/>
          <table:table-cell table:number-columns-repeated="9"/>
        </table:table-row>
        <table:table-row table:style-name="ro13">
          <table:table-cell table:style-name="ce83"/>
          <table:covered-table-cell table:style-name="ce27"/>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77" table:number-columns-repeated="2"/>
          <table:table-cell table:number-columns-repeated="9"/>
        </table:table-row>
        <table:table-row table:style-name="ro14">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77" table:number-columns-repeated="2"/>
          <table:table-cell table:number-columns-repeated="9"/>
        </table:table-row>
        <table:table-row table:style-name="ro15">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77" table:number-columns-repeated="2"/>
          <table:table-cell table:number-columns-repeated="9"/>
        </table:table-row>
        <table:table-row table:style-name="ro16">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77" table:number-columns-repeated="2"/>
          <table:table-cell table:number-columns-repeated="9"/>
        </table:table-row>
        <table:table-row table:style-name="ro17">
          <table:table-cell table:style-name="ce83"/>
          <table:table-cell table:style-name="ce27"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77" table:number-columns-repeated="2"/>
          <table:table-cell table:number-columns-repeated="9"/>
        </table:table-row>
        <table:table-row table:style-name="ro18">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77" table:number-columns-repeated="2"/>
          <table:table-cell table:number-columns-repeated="9"/>
        </table:table-row>
        <table:table-row table:style-name="ro19">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77" table:number-columns-repeated="2"/>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9">
          <table:table-cell table:style-name="ce83"/>
          <table:table-cell table:style-name="ce148" office:value-type="string" calcext:value-type="string">
            <text:p><text:span text:style-name="T9">基础篇 </text:span><text:span text:style-name="T10">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text:s text:c="4"/>2017，8.9</text:p>
          </table:table-cell>
          <table:table-cell table:style-name="ce148" office:value-type="string" calcext:value-type="string">
            <text:p><text:span text:style-name="T9">基础篇 </text:span><text:span text:style-name="T10">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0</text:p>
          </table:table-cell>
          <table:table-cell table:style-name="ce148" office:value-type="string" calcext:value-type="string">
            <text:p><text:span text:style-name="T9">基础篇 </text:span><text:span text:style-name="T10">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20">
          <table:table-cell table:style-name="ce83"/>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77"/>
          <table:table-cell table:number-columns-repeated="9"/>
        </table:table-row>
        <table:table-row table:style-name="ro21">
          <table:table-cell table:style-name="ce83"/>
          <table:table-cell table:style-name="ce155" office:value-type="string" calcext:value-type="string">
            <text:p><text:span text:style-name="T9">测试环境：</text:span><text:span text:style-name="T10">Windows10+931G</text:span><text:span text:style-name="T11">固盘</text:span><text:span text:style-name="T10">+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77"/>
          <table:table-cell table:number-columns-repeated="9"/>
        </table:table-row>
        <table:table-row table:style-name="ro22">
          <table:table-cell table:style-name="ce83"/>
          <table:table-cell table:style-name="ce27" office:value-type="string" calcext:value-type="string" table:number-columns-spanned="1" table:number-rows-spanned="2">
            <text:p>算法名称</text:p>
          </table:table-cell>
          <table:table-cell table:style-name="ce61"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77"/>
          <table:table-cell table:number-columns-repeated="9"/>
        </table:table-row>
        <table:table-row table:style-name="ro23">
          <table:table-cell table:style-name="ce83"/>
          <table:covered-table-cell table:style-name="ce27"/>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77"/>
          <table:table-cell table:number-columns-repeated="9"/>
        </table:table-row>
        <table:table-row table:style-name="ro24">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77"/>
          <table:table-cell table:number-columns-repeated="9"/>
        </table:table-row>
        <table:table-row table:style-name="ro13">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77"/>
          <table:table-cell table:number-columns-repeated="9"/>
        </table:table-row>
        <table:table-row table:style-name="ro4">
          <table:table-cell table:number-columns-repeated="1024"/>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3</text:p>
          </table:table-cell>
          <table:table-cell office:value-type="string" calcext:value-type="string">
            <text:p><text:span text:style-name="T9">信息学奥赛一本通 </text:span><text:span text:style-name="T10">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25">
          <table:table-cell table:style-name="ce83"/>
          <table:table-cell table:style-name="ce148" office:value-type="string" calcext:value-type="string">
            <text:p><text:span text:style-name="T9">信息学奥赛一本通 </text:span><text:span text:style-name="T10">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9">要注意题目的要求——</text:span><text:span text:style-name="T10">3/1</text:span><text:span text:style-name="T11">要简化成</text:span><text:span text:style-name="T10">3</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4</text:p>
          </table:table-cell>
          <table:table-cell table:style-name="ce148" office:value-type="string" calcext:value-type="string">
            <text:p><text:span text:style-name="T9">信息学奥赛一本通 </text:span><text:span text:style-name="T10">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5</text:p>
          </table:table-cell>
          <table:table-cell table:style-name="ce148" office:value-type="string" calcext:value-type="string">
            <text:p><text:span text:style-name="T9">信息学奥赛一本通 </text:span><text:span text:style-name="T10">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6</text:p>
          </table:table-cell>
          <table:table-cell table:style-name="ce148" office:value-type="string" calcext:value-type="string">
            <text:p><text:span text:style-name="T9">信息学奥赛一本通 </text:span><text:span text:style-name="T10">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9">三维迷宫要注意</text:span><text:span text:style-name="T10">x</text:span><text:span text:style-name="T11">轴、</text:span><text:span text:style-name="T10">y</text:span><text:span text:style-name="T11">轴、</text:span><text:span text:style-name="T10">z</text:span><text:span text:style-name="T11">轴的增量</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7</text:p>
          </table:table-cell>
          <table:table-cell table:style-name="ce148" office:value-type="string" calcext:value-type="string">
            <text:p><text:span text:style-name="T9">信息学奥赛一本通 </text:span><text:span text:style-name="T10">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9">取消</text:span><text:span text:style-name="T10">IO</text:span><text:span text:style-name="T11">流的缓存</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8</text:p>
          </table:table-cell>
          <table:table-cell office:value-type="string" calcext:value-type="string">
            <text:p><text:span text:style-name="T9">信息学奥赛一本通 </text:span><text:span text:style-name="T10">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9</text:p>
          </table:table-cell>
          <table:table-cell table:style-name="ce148" office:value-type="string" calcext:value-type="string">
            <text:p><text:span text:style-name="T9">信息学奥赛一本通 </text:span><text:span text:style-name="T10">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1</text:p>
          </table:table-cell>
          <table:table-cell table:style-name="ce148" office:value-type="string" calcext:value-type="string">
            <text:p><text:span text:style-name="T9">信息学奥赛一本通 </text:span><text:span text:style-name="T10">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2</text:p>
          </table:table-cell>
          <table:table-cell table:style-name="ce148" office:value-type="string" calcext:value-type="string">
            <text:p><text:span text:style-name="T9">信息学奥赛一本通 </text:span><text:span text:style-name="T10">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3</text:p>
          </table:table-cell>
          <table:table-cell table:style-name="ce148" office:value-type="string" calcext:value-type="string">
            <text:p><text:span text:style-name="T9">信息学奥赛一本通 </text:span><text:span text:style-name="T10">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25</text:p>
          </table:table-cell>
          <table:table-cell table:style-name="ce148" office:value-type="string" calcext:value-type="string">
            <text:p><text:span text:style-name="T9">信息学奥赛一本通 </text:span><text:span text:style-name="T10">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6</text:p>
          </table:table-cell>
          <table:table-cell table:style-name="ce148" office:value-type="string" calcext:value-type="string">
            <text:p><text:span text:style-name="T9">信息学奥赛一本通 </text:span><text:span text:style-name="T10">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7</text:p>
          </table:table-cell>
          <table:table-cell table:style-name="ce148" office:value-type="string" calcext:value-type="string">
            <text:p><text:span text:style-name="T9">信息学奥赛一本通 </text:span><text:span text:style-name="T10">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8</text:p>
          </table:table-cell>
          <table:table-cell table:style-name="ce148" office:value-type="string" calcext:value-type="string">
            <text:p><text:span text:style-name="T9">信息学奥赛一本通 </text:span><text:span text:style-name="T10">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9">筛法也只要枚举到</text:span><text:span text:style-name="T10">i*i≤n</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2"/>
          <table:table-cell table:style-name="ce148" office:value-type="string" calcext:value-type="string">
            <text:p><text:span text:style-name="T9">信息学奥赛一本通 </text:span><text:span text:style-name="T10">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9</text:p>
          </table:table-cell>
          <table:table-cell table:style-name="ce148" office:value-type="string" calcext:value-type="string">
            <text:p><text:span text:style-name="T9">信息学奥赛一本通 </text:span><text:span text:style-name="T10">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0</text:p>
          </table:table-cell>
          <table:table-cell office:value-type="string" calcext:value-type="string">
            <text:p><text:span text:style-name="T9">信息学奥赛一本通 </text:span><text:span text:style-name="T10">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1</text:p>
          </table:table-cell>
          <table:table-cell office:value-type="string" calcext:value-type="string">
            <text:p><text:span text:style-name="T9">信息学奥赛一本通 </text:span><text:span text:style-name="T10">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8.3</text:span></text:p>
          </table:table-cell>
          <table:table-cell table:number-columns-repeated="2"/>
          <table:table-cell table:style-name="ce148" office:value-type="string" calcext:value-type="string">
            <text:p><text:span text:style-name="T9">位运算、</text:span><text:span text:style-name="T10">dfs</text:span></text:p>
          </table:table-cell>
          <table:table-cell table:style-name="ce201" office:value-type="string" calcext:value-type="string">
            <text:p><text:span text:style-name="T9">因第一个房间没有算上所以要</text:span><text:span text:style-name="T10">+1</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入门篇 </text:span><text:span text:style-name="T10">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4</text:p>
          </table:table-cell>
          <table:table-cell office:value-type="string" calcext:value-type="string">
            <text:p><text:span text:style-name="T9">信息学奥赛一本通 </text:span><text:span text:style-name="T10">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77"/>
          <table:table-cell table:number-columns-repeated="9"/>
        </table:table-row>
        <table:table-row table:style-name="ro11">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77"/>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77"/>
          <table:table-cell table:number-columns-repeated="9"/>
        </table:table-row>
        <table:table-row table:style-name="ro11">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77"/>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77"/>
          <table:table-cell table:number-columns-repeated="9"/>
        </table:table-row>
        <table:table-row table:style-name="ro11">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77"/>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77"/>
          <table:table-cell table:number-columns-repeated="9"/>
        </table:table-row>
        <table:table-row table:style-name="ro11">
          <table:table-cell table:style-name="ce83"/>
          <table:table-cell table:style-name="ce36"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77"/>
          <table:table-cell table:number-columns-repeated="9"/>
        </table:table-row>
        <table:table-row table:style-name="ro11">
          <table:table-cell table:style-name="ce83"/>
          <table:covered-table-cell table:style-name="ce36"/>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77"/>
          <table:table-cell table:number-columns-repeated="9"/>
        </table:table-row>
        <table:table-row table:style-name="ro11">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9">用</text:span><text:span text:style-name="T10">hash</text:span><text:span text:style-name="T11">压缩数据</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12">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11">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11">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11">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9">如何用一个字节储存</text:span><text:span text:style-name="T10">8</text:span><text:span text:style-name="T11">个</text:span><text:span text:style-name="T10">bool</text:span><text:span text:style-name="T11">值</text:span></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9">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9">用不到的头文件不要引用</text:span><text:span text:style-name="T10">(linux</text:span><text:span text:style-name="T11">中没有</text:span><text:span text:style-name="T10">windows.h</text:span><text:span text:style-name="T11">头文件</text:span><text:span text:style-name="T10">)</text:span></text:p>
          </table:table-cell>
          <table:table-cell table:style-name="ce195"/>
          <table:table-cell table:number-columns-repeated="1016"/>
        </table:table-row>
        <table:table-row table:style-name="ro11">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11">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2">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11">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11">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11">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text:span text:style-name="T16">信息学奥赛一本通</text:span><text:span text:style-name="T17"> </text:span><text:span text:style-name="T10">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16">因为是“双车道”且“可</text:span><text:span text:style-name="T18">U</text:span><text:span text:style-name="T56">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26">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16">如何把问题从二维转化成一维，如何提高、简化“从</text:span><text:span text:style-name="T18">N</text:span><text:span text:style-name="T56">列中选</text:span><text:span text:style-name="T18">C</text:span><text:span text:style-name="T56">列”的效率</text:span><text:span text:style-name="T18">(</text:span><text:span text:style-name="T56">不用</text:span><text:span text:style-name="T18">dfs)</text:span><text:span text:style-name="T56">，以及设计状态。</text:span></text:p>
          </table:table-cell>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8">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9">信息学奥赛一本通 </text:span><text:span text:style-name="T20">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9">信息学奥赛一本通</text:span><text:span text:style-name="T21"> </text:span><text:span text:style-name="T22">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11">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20">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7">
          <table:table-cell table:style-name="ce82" office:value-type="string" calcext:value-type="string">
            <text:p>2017，11.17</text:p>
          </table:table-cell>
          <table:table-cell table:style-name="ce148" office:value-type="string" calcext:value-type="string">
            <text:p><text:span text:style-name="T12">信息学奥赛一本通</text:span><text:span text:style-name="T13"> </text:span><text:span text:style-name="T15">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7">
          <table:table-cell table:style-name="ce83"/>
          <table:table-cell table:style-name="ce148" office:value-type="string" calcext:value-type="string">
            <text:p><text:span text:style-name="T12">信息学奥赛一本通</text:span><text:span text:style-name="T13"> </text:span><text:span text:style-name="T15">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7">
          <table:table-cell table:style-name="ce82" office:value-type="string" calcext:value-type="string">
            <text:p>2017,11.20</text:p>
          </table:table-cell>
          <table:table-cell table:style-name="ce148" office:value-type="string" calcext:value-type="string">
            <text:p><text:span text:style-name="T16">信息学奥赛一本通</text:span><text:span text:style-name="T17"> </text:span><text:span text:style-name="T10">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6</text:p>
          </table:table-cell>
          <table:table-cell table:style-name="ce148" office:value-type="string" calcext:value-type="string">
            <text:p><text:span text:style-name="T16">信息学奥赛一本通</text:span><text:span text:style-name="T17"> </text:span><text:span text:style-name="T10">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2">信息学奥赛一本通</text:span><text:span text:style-name="T13"> </text:span><text:span text:style-name="T15">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9</text:p>
          </table:table-cell>
          <table:table-cell table:style-name="ce148" office:value-type="string" calcext:value-type="string">
            <text:p><text:span text:style-name="T16">信息学奥赛一本通</text:span><text:span text:style-name="T17"> </text:span><text:span text:style-name="T10">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8">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23">以后做搜索题时，要多想想题目要求输出什么，并结合这些条件适当地加上</text:span></text:p>
            <text:p><text:span text:style-name="T23">最优化剪枝和可行性剪枝。</text:span></text:p>
            <text:p/>
            <text:p><text:span text:style-name="T23">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9">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23">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30">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23">在做这种与数学有密切联系的题目时，如果无法手工推导出规律，可以用暴力程序计算出一些特殊数据的答案来寻找一些难以注意的规律。</text:span></text:p>
            <text:p><text:span text:style-name="T23">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1">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2">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23">    s1=s1-(0-s2%9)*4;//若刚好整除则会出现错误！</text:span></text:p>
            <text:p><text:span text:style-name="T23">    //这里把9打成了0，注意避免打字错误！</text:span></text:p>
            <text:p><text:span text:style-name="T23">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24">【题目背景】</text:span></text:p>
            <text:p><text:span text:style-name="T25">学佛Fife 最喜欢Bemy 上的数学课了。因为他可以在数学课上尽情的蒸发学</text:span></text:p>
            <text:p><text:span text:style-name="T25">水~</text:span></text:p>
            <text:p><text:span text:style-name="T25">Bemy 为了不让学佛Fife 过度骄傲，以保证每一个学水都能不被他影响，自信</text:span></text:p>
            <text:p><text:span text:style-name="T25">地不断地进步，给Fife 一个有挑战性的数学题。</text:span></text:p>
            <text:p><text:span text:style-name="T25">因为Fife 不想让妹子Maze等得太久，决定把这道题交给你。</text:span></text:p>
            <text:p><text:span text:style-name="T24">【题目描述】</text:span></text:p>
            <text:p><text:span text:style-name="T25">题目是这样的:有一个表达式(B+E+S+S+I+E)(G+O+E+S)(M+O+O)</text:span></text:p>
            <text:p><text:span text:style-name="T25">其中B,E,S,I,G,O,M 为七个变量（注意“O”是变量不是0）。</text:span></text:p>
            <text:p><text:span text:style-name="T25">对于每个变量,Bemy 会告诉Fife 这个变量所代表的各个可能值。</text:span></text:p>
            <text:p><text:span text:style-name="T25">Bemy 想问问Fife 这样一个问题：原表达式有多少种可能的情况，使表达式的</text:span></text:p>
            <text:p><text:span text:style-name="T25">值为偶数。（只要有一个变量的值不同，即为一种情况）</text:span></text:p>
            <text:p><text:span text:style-name="T24">【输入格式】</text:span></text:p>
            <text:p><text:span text:style-name="T25">第一行输入包含一个整数N。</text:span></text:p>
            <text:p><text:span text:style-name="T25">下一个N 行每行包含一个变量名称和一个这个变量可以使用的值。</text:span></text:p>
            <text:p><text:span text:style-name="T26">2017 </text:span><text:span text:style-name="T27">省常中集训普及组</text:span></text:p>
            <text:p><text:span text:style-name="T25">注：每个变量在整张表中不会出现多于20 次。</text:span></text:p>
            <text:p><text:span text:style-name="T25">同一个变量不存在两个相同的值。所有给出的值都在-300……300 之间。</text:span></text:p>
            <text:p><text:span text:style-name="T24">【输出格式】</text:span></text:p>
            <text:p><text:span text:style-name="T25">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36">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24">【题目背景】</text:span></text:p>
            <text:p><text:span text:style-name="T25">Bemy 和Fife 是两位大名鼎鼎的学（ji）佛（lao），他们为了蒸发学水，</text:span></text:p>
            <text:p><text:span text:style-name="T25">在课后仍然会缠着老师问问题。</text:span></text:p>
            <text:p><text:span text:style-name="T25">在一次分班上课后，这两位学佛与老师讨论着高深的问题，不知不觉忘了时</text:span></text:p>
            <text:p><text:span text:style-name="T25">间。直到上课铃响了，他们才想起要回班级。在回班级时，他们会一路损失佛光。</text:span></text:p>
            <text:p><text:span text:style-name="T25">为了在回到班级时，有足够多的佛光蒸发学水，而使学水不被其他大佬蒸发，他</text:span></text:p>
            <text:p><text:span text:style-name="T25">们希望到两人回到班级时损失的总佛光最少。</text:span></text:p>
            <text:p><text:span text:style-name="T24">【题目描述】</text:span></text:p>
            <text:p><text:span text:style-name="T25">Bemy 和Fife 所在的学校有N 个教室，M 条过道。Bemy 一开始在1 号教室，</text:span></text:p>
            <text:p><text:span text:style-name="T25">Fife 在2 号。他们的班级在n 号教室。每当Bemy 去往一个教室时，他会损失B</text:span></text:p>
            <text:p><text:span text:style-name="T25">点佛光;每当Fife 去往一个教室时，他会损失F 点佛光，值得注意的是，当Bemy</text:span></text:p>
            <text:p><text:span text:style-name="T25">和Fife 一起行动时，他们会相互合作（py），使每次损失的佛光减少为P。</text:span></text:p>
            <text:p><text:span text:style-name="T24">【输入格式】</text:span></text:p>
            <text:p><text:span text:style-name="T25">第一行输入包含正整数B，F，P，N，M 并且N 最多是40,000。N,M,B,F 和</text:span></text:p>
            <text:p><text:span text:style-name="T25">P 如上所述，其中N&gt; = 3）。</text:span></text:p>
            <text:p><text:span text:style-name="T25">输入中的下一个M 行两个整数a，b 表示教室a，b 之间有走道。连接是双向</text:span></text:p>
            <text:p><text:span text:style-name="T25">的。</text:span></text:p>
            <text:p><text:span text:style-name="T24">【输出格式】</text:span></text:p>
            <text:p><text:span text:style-name="T25">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7">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8">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9">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0">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1">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2">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3">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62">题目中如果有任何不清楚的内容，千万不要自己瞎猜，一定要问监考老师。</text:span></text:p>
          </table:table-cell>
          <table:table-cell table:number-columns-repeated="1016"/>
        </table:table-row>
        <table:table-row table:style-name="ro44">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45">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62">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46">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7">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62">这种类似于素数环问题的题目最好先找一找规律。</text:span></text:p>
          </table:table-cell>
          <table:table-cell table:number-columns-repeated="1016"/>
        </table:table-row>
        <table:table-row table:style-name="ro42">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62">堆、优先队列等数据结构通常可以用于求最优解问题的优化中。</text:span></text:p>
          </table:table-cell>
          <table:table-cell table:number-columns-repeated="1016"/>
        </table:table-row>
        <table:table-row table:style-name="ro48">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62">动态规划、记忆化搜索、递推等算法要特别注意边界条件和特殊值。</text:span></text:p>
          </table:table-cell>
          <table:table-cell table:number-columns-repeated="1016"/>
        </table:table-row>
        <table:table-row table:style-name="ro49">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50">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62">传统意义上的莫比乌斯反演是：</text:span></text:p>
            <text:p/>
            <text:p><text:span text:style-name="T63">   g(n)=∑f(d)   ===&gt;    f(n)=∑μ(d)g(n/d)</text:span></text:p>
            <text:p><text:span text:style-name="T62">        d|n                   d|n</text:span></text:p>
            <text:p/>
            <text:p><text:span text:style-name="T62">类似的，若：</text:span></text:p>
            <text:p><text:span text:style-name="T63">   f(n)很难求,h1(f,n)本身并不复杂（但依赖于f(n)），而g(n)和h2(g,n)求起来很简单，我们可以用g(n)和h2(g,n)“反演”出f(n)</text:span></text:p>
            <text:p/>
            <text:p><text:span text:style-name="T62">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1">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28">【问题描述】</text:span></text:p>
            <text:p><text:span text:style-name="T29">有一批太空物资需要用小型飞船运送，每艘小型飞船每次最多只能运送总重量不超过</text:span><text:span text:style-name="T30">w</text:span><text:span text:style-name="T29">的两件物品。为了节约运费，一次性运送这批物资至少需多少艘小型飞船？</text:span></text:p>
            <text:p><text:span text:style-name="T29">【输入】</text:span></text:p>
            <text:p><text:span text:style-name="T29">输入共二行</text:span></text:p>
            <text:p><text:span text:style-name="T29">第一行共有</text:span><text:span text:style-name="T31">2</text:span><text:span text:style-name="T29">个正整数：</text:span><text:span text:style-name="T31">w n ( 100 &lt;= w &lt;= 10 000 )</text:span></text:p>
            <text:p><text:span text:style-name="T29">第二行共有</text:span><text:span text:style-name="T30">n</text:span><text:span text:style-name="T29">个不超过</text:span><text:span text:style-name="T30">w</text:span><text:span text:style-name="T29">的正整数：依次表示</text:span><text:span text:style-name="T30">n</text:span><text:span text:style-name="T29">件物品的重量，相邻两数间用一个空格隔开</text:span></text:p>
            <text:p><text:span text:style-name="T29">【输出】</text:span></text:p>
            <text:p><text:span text:style-name="T29">输出只有一行且只有一个正整数：最少的小型飞船数目</text:span></text:p>
            <text:p><text:span text:style-name="T29">【输入样例】</text:span></text:p>
            <text:p><text:span text:style-name="T28">100 9</text:span></text:p>
            <text:p><text:span text:style-name="T28">90 20 20 30 50 60 70 80 90</text:span></text:p>
            <text:p><text:span text:style-name="T29">【输出样例】</text:span></text:p>
            <text:p><text:span text:style-name="T28">6</text:span></text:p>
            <text:p><text:span text:style-name="T29">【样例说明】</text:span></text:p>
            <text:p><text:span text:style-name="T32">这</text:span><text:span text:style-name="T33">6</text:span><text:span text:style-name="T32">艘小型飞船的载重量可以是：</text:span><text:span text:style-name="T33">90</text:span><text:span text:style-name="T32">，</text:span><text:span text:style-name="T33">90</text:span><text:span text:style-name="T32">，</text:span><text:span text:style-name="T33">80+20</text:span><text:span text:style-name="T32">，</text:span><text:span text:style-name="T33">70+30</text:span><text:span text:style-name="T32">，</text:span><text:span text:style-name="T33">60+20</text:span><text:span text:style-name="T32">，</text:span><text:span text:style-name="T33">50</text:span><text:span text:style-name="T34">。</text:span></text:p>
            <text:p/>
            <text:p><text:span text:style-name="T35">【数据规模】      </text:span></text:p>
            <text:p><text:span text:style-name="T36">50% </text:span><text:span text:style-name="T32">的数据</text:span><text:span text:style-name="T33">:</text:span><text:span text:style-name="T37">  </text:span><text:span text:style-name="T38">1 &lt;= n &lt;= 100 </text:span></text:p>
            <text:p><text:span text:style-name="T36">80% </text:span><text:span text:style-name="T32">的数据</text:span><text:span text:style-name="T33">:</text:span><text:span text:style-name="T37">  </text:span><text:span text:style-name="T38">1 &lt;= n &lt;= 100 000</text:span></text:p>
            <text:p><text:span text:style-name="T36">100% </text:span><text:span text:style-name="T32">的数据</text:span><text:span text:style-name="T33">:</text:span><text:span text:style-name="T37">  </text:span><text:span text:style-name="T38">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62">有些题目想出了算法后，在编程实现之前最好再分析一下（比如换一种数据结构，换一种枚举方式），说不定能得到一些优化的方法。</text:span></text:p>
          </table:table-cell>
          <table:table-cell table:number-columns-repeated="1016"/>
        </table:table-row>
        <table:table-row table:style-name="ro52">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23">const int maxn=1010;</text:span></text:p>
            <text:p><text:span text:style-name="T23">char s1[maxn],s2[maxn],s3[maxn];</text:span></text:p>
            <text:p><text:span text:style-name="T23">int l1,l2,l3;</text:span></text:p>
            <text:p><text:span text:style-name="T23">int main()</text:span></text:p>
            <text:p><text:span text:style-name="T23">{</text:span></text:p>
            <text:p><text:span text:style-name="T23">    scanf("%s",s1);</text:span></text:p>
            <text:p><text:span text:style-name="T23">    l1=strlen(s1);</text:span></text:p>
            <text:p><text:span text:style-name="T23">    for(int i=0,j=l1-1;i&lt;j;i++,j--)//</text:span><text:span text:style-name="T64">若长度为奇数就会出问题！</text:span></text:p>
            <text:p><text:span text:style-name="T23">    {</text:span></text:p>
            <text:p><text:span text:style-name="T23">        s1[i]-='0';</text:span></text:p>
            <text:p><text:span text:style-name="T23">        s1[j]-='0';</text:span></text:p>
            <text:p><text:span text:style-name="T23">        swap(s1[i],s1[j]);</text:span></text:p>
            <text:p><text:span text:style-name="T23">    }</text:span></text:p>
            <text:p><text:span text:style-name="T23">    l2=l1+4;</text:span></text:p>
            <text:p><text:span text:style-name="T23">    for(int i=0;i&lt;l1;i++) s2[i+4]=s1[i];</text:span></text:p>
            <text:p><text:span text:style-name="T23">    l1+=4;</text:span></text:p>
            <text:p><text:span text:style-name="T23">    l3=l1+1;</text:span></text:p>
            <text:p><text:span text:style-name="T23">    int flag=0;</text:span></text:p>
            <text:p><text:span text:style-name="T23">    for(int i=0;i&lt;l1;i++)</text:span></text:p>
            <text:p><text:span text:style-name="T23">    {</text:span></text:p>
            <text:p><text:span text:style-name="T23">        s3[i]=(s1[i]+s2[i]+flag)%2;</text:span></text:p>
            <text:p><text:span text:style-name="T23">        flag=(s1[i]+s2[i]+flag&gt;=2);</text:span></text:p>
            <text:p><text:span text:style-name="T23">    }</text:span></text:p>
            <text:p><text:span text:style-name="T23">    if(flag) s3[l3-1]=1;</text:span></text:p>
            <text:p><text:span text:style-name="T23">    while(l3&gt;=2&amp;&amp;s3[l3-1]==0) l3--;</text:span></text:p>
            <text:p><text:span text:style-name="T23">    for(int i=l3-1;i&gt;=0;i--) printf("%c",'0'+s3[i]);</text:span></text:p>
            <text:p><text:span text:style-name="T23">    printf("\n"); </text:span></text:p>
            <text:p><text:span text:style-name="T23">    return 0;</text:span></text:p>
            <text:p><text:span text:style-name="T23">}</text:span></text:p>
            <text:p/>
            <text:p/>
            <text:p><text:span text:style-name="T63">做题目时不要忘记特殊情况</text:span></text:p>
          </table:table-cell>
          <table:table-cell table:number-columns-repeated="1006"/>
          <table:table-cell table:style-name="Default"/>
          <table:table-cell table:number-columns-repeated="9"/>
        </table:table-row>
        <table:table-row table:style-name="ro53">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9">【问题描述】</text:span></text:p>
            <text:p><text:span text:style-name="T40">    给出一个正小数，找出分子与分母均不超过</text:span><text:span text:style-name="T41">n</text:span><text:span text:style-name="T40">的最简分数，使其最接近给出的小数。“最接近”是指在数轴上该分数距离给出的小数最近，如果这个分数不惟一，输出分子最小的一个</text:span><text:span text:style-name="T42">。</text:span></text:p>
            <text:p><text:span text:style-name="T43">【输入】</text:span></text:p>
            <text:p><text:span text:style-name="T43">输入共二行：</text:span></text:p>
            <text:p><text:span text:style-name="T44">第一行只有一个正整数：</text:span><text:span text:style-name="T45">n </text:span></text:p>
            <text:p><text:span text:style-name="T44">第二行只有一个正实数：</text:span><text:span text:style-name="T45">x</text:span></text:p>
            <text:p><text:span text:style-name="T43">【输出】</text:span></text:p>
            <text:p><text:span text:style-name="T43">输出共二行：</text:span></text:p>
            <text:p><text:span text:style-name="T44">第一行只有一个正整数：分子 </text:span></text:p>
            <text:p><text:span text:style-name="T44">第二行只有一个正整数：分母</text:span></text:p>
            <text:p><text:span text:style-name="T43">【输入样例】</text:span></text:p>
            <text:p><text:span text:style-name="T39">5</text:span></text:p>
            <text:p><text:span text:style-name="T39">0.51 </text:span></text:p>
            <text:p><text:span text:style-name="T43">【输出样例】</text:span></text:p>
            <text:p><text:span text:style-name="T39">1</text:span></text:p>
            <text:p><text:span text:style-name="T39">2</text:span></text:p>
            <text:p><text:span text:style-name="T46">【数据规模】      </text:span></text:p>
            <text:p><text:span text:style-name="T48">50% </text:span><text:span text:style-name="T40">的数据</text:span><text:span text:style-name="T41">: </text:span><text:span text:style-name="T49">1 &lt;= n &lt;= 1 000</text:span></text:p>
            <text:p><text:span text:style-name="T48">80% </text:span><text:span text:style-name="T40">的数据</text:span><text:span text:style-name="T41">: </text:span><text:span text:style-name="T49">1 &lt;= n &lt;= 100 000</text:span></text:p>
            <text:p><text:span text:style-name="T48">100% </text:span><text:span text:style-name="T40">的数据</text:span><text:span text:style-name="T41">: </text:span><text:span text:style-name="T4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62">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55">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57">尤其是只有一个字符的变量名</text:span><text:span text:style-name="T58">。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56">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31">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7">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56mm" svg:x="1.08mm" svg:y="2.71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23">1.</text:span><text:span text:style-name="T59">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8">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57">2.要注意严格区分“决策”和“决策的期望”。</text:span></text:p>
            <text:p><text:span text:style-name="T60">3.概率DP在转移时，不一定只会考虑一层的概率，视实际该考虑几层就考虑几层。</text:span></text:p>
            <text:p><text:span text:style-name="T61">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23">      2.dp[n-1][1]的定义是“前n-1节课换的期望”，并不是“前n-1节课换且成功的期望”，在转移         时还要再乘上“第n-1节课换成功的概率”</text:span></text:p>
            <text:p><text:span text:style-name="T23">Std:dp[n][m][0/1]=前n节课换(1)或不换(0)</text:span><text:span text:style-name="T65">且已申请了m次</text:span><text:span text:style-name="T23">的期望</text:span></text:p>
            <text:p><text:span text:style-name="T23">代码实现：</text:span></text:p>
            <text:p><text:span text:style-name="T23">memset(dp,inf); </text:span></text:p>
            <text:p><text:span text:style-name="T23">dp[1][0][0]=0.0;dp[1][1][1]=0.0;//边界条件</text:span></text:p>
            <text:p><text:span text:style-name="T23">for(int i=2;i&lt;=n;i++)</text:span></text:p>
            <text:p><text:span text:style-name="T23">{</text:span></text:p>
            <text:p><text:span text:style-name="T23">    for(int j=0;j&lt;=m&amp;&amp;j&lt;=i;j++)//显然大于i的换法是不存在的</text:span></text:p>
            <text:p><text:span text:style-name="T23">    {</text:span></text:p>
            <text:p><text:span text:style-name="T23">        dp[i][j][0]=                                           //这个点不换的方程</text:span></text:p>
            <text:p><text:span text:style-name="T23">        min(dp[i-1][j][0]+d[t1[i-1]][t1[i]]                    //上一个点也不换</text:span></text:p>
            <text:p><text:span text:style-name="T23">        ,dp[i-1][j][1]+d[t1[i-1]][t1[i]]*(1.0-c[i-1])+         //上一个点失败</text:span></text:p>
            <text:p><text:span text:style-name="T23">        d[t2[i-1]][t1[i]]*c[i-1]);                             //上一个点成功</text:span></text:p>
            <text:p><text:span text:style-name="T23">        if(j&gt;=1)//防止越界</text:span></text:p>
            <text:p><text:span text:style-name="T23">        {</text:span></text:p>
            <text:p><text:span text:style-name="T23">            dp[i][j][1]=                                       //这个点换的方程</text:span></text:p>
            <text:p><text:span text:style-name="T23">            min(dp[i-1][j-1][0]+d[t1[i-1]][t2[i]]*c[i]+        //上一个点不换，这个点成功</text:span></text:p>
            <text:p><text:span text:style-name="T23">            d[t1[i-1]][t1[i]]*(1.0-c[i]),                      //上一个点不换，这个点失败</text:span></text:p>
            <text:p><text:span text:style-name="T23">            dp[i-1][j-1][1]+d[t2[i-1]][t2[i]]*c[i-1]*c[i]+     //上一个点成功，这个点成功</text:span></text:p>
            <text:p><text:span text:style-name="T23">            d[t2[i-1]][t1[i]]*c[i-1]*(1.0-c[i])+               //上一个点成功，这个点失败</text:span></text:p>
            <text:p><text:span text:style-name="T23">            d[t1[i-1]][t2[i]]*(1.0-c[i-1])*c[i]+               //上一个点失败，这个点成功</text:span></text:p>
            <text:p><text:span text:style-name="T23">            d[t1[i-1]][t1[i]]*(1.0-c[i-1])*(1.0-c[i]));        //上一个点失败，这个点失败</text:span></text:p>
            <text:p><text:span text:style-name="T23">        }</text:span></text:p>
            <text:p><text:span text:style-name="T23">    }</text:span></text:p>
            <text:p><text:span text:style-name="T23">}</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9">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56mm" svg:x="0.79mm" svg:y="2.3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60">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23">2.对于这种题目，能用DP就尽量不要用搜索，否则后期优化和时间复杂度分析将很难进行。</text:span></text:p>
            <text:p><text:span text:style-name="T23">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61">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62">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63">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64">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23"><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56">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6">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05mm" svg:x="1.24mm" svg:y="2.3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57">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9">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19mm" svg:x="0.73mm" svg:y="3.66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7">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78">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47mm" svg:x="1.24mm" svg:y="1.28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9">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80">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49mm" svg:x="0.99mm" svg:y="1.37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55">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57">1.可以把某些只与部分状态有关但特别耗时的转移独立出来DP。</text:span></text:p>
            <text:p><text:span text:style-name="T57">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31">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83">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104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66">【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9">10 5 34 4 26 12 75 15 8 20</text:span></text:p>
            <text:p><text:span text:style-name="T66">所以最多能够管理到</text:span><text:span text:style-name="T67">167 </text:span><text:span text:style-name="T68">个群众。【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6">10 5 34 4 26 12 75 15 8 20</text:span></text:p>
            <text:p><text:span text:style-name="T66">所以最多能够管理到</text:span><text:span text:style-name="T67">167 </text:span><text:span text:style-name="T68">个群众。</text:span></text:p>
            <text:p><text:span text:style-name="T70">#include&lt;cstdio&gt;</text:span></text:p>
            <text:p><text:span text:style-name="T70">#include&lt;cstring&gt;</text:span></text:p>
            <text:p><text:span text:style-name="T70">#include&lt;iostream&gt;</text:span></text:p>
            <text:p><text:span text:style-name="T70">#include&lt;cmath&gt;</text:span></text:p>
            <text:p><text:span text:style-name="T70">using namespace std;</text:span></text:p>
            <text:p><text:span text:style-name="T70">inline void checkmax(int &amp;a,int b){if(b&gt;a) a=b;}</text:span></text:p>
            <text:p><text:span text:style-name="T70">int n,m,k;</text:span></text:p>
            <text:p><text:span text:style-name="T70">int opt[1003][1003];</text:span></text:p>
            <text:p><text:span text:style-name="T70">int a[1003];</text:span></text:p>
            <text:p><text:span text:style-name="T70">int main()</text:span></text:p>
            <text:p><text:span text:style-name="T70">{</text:span></text:p>
            <text:p><text:span text:style-name="T70">#ifndef local</text:span></text:p>
            <text:p><text:span text:style-name="T70">    freopen("manage.in","r",stdin);</text:span></text:p>
            <text:p><text:span text:style-name="T70">    freopen("manage.out","w",stdout);</text:span></text:p>
            <text:p><text:span text:style-name="T70">#endif</text:span></text:p>
            <text:p><text:span text:style-name="T70">    scanf( "%d%d%d",&amp;n,&amp;m,&amp;k);</text:span></text:p>
            <text:p><text:span text:style-name="T70">    for(int i=1;i&lt;=n;++i)</text:span></text:p>
            <text:p><text:span text:style-name="T70">    {</text:span></text:p>
            <text:p><text:span text:style-name="T70">        scanf("%d",a+i);</text:span></text:p>
            <text:p><text:span text:style-name="T70">        a[i]+=a[i-1];</text:span></text:p>
            <text:p><text:span text:style-name="T70">    }</text:span></text:p>
            <text:p><text:span text:style-name="T70">    memset(opt,-1,sizeof(opt));</text:span></text:p>
            <text:p><text:span text:style-name="T70">    opt[0][0]=0;</text:span></text:p>
            <text:p><text:span text:style-name="T70">    for(int i=0;i&lt;=n;++i)</text:span></text:p>
            <text:p><text:span text:style-name="T70">        for(int j=0;j&lt;=m;++j)</text:span></text:p>
            <text:p><text:span text:style-name="T70">            if(opt[i][j]!=-1)</text:span></text:p>
            <text:p><text:span text:style-name="T70">            {</text:span></text:p>
            <text:p><text:span text:style-name="T70">                checkmax(opt[i+1][j],opt[i][j]);//虽然管理区间会重复，但重复后一定不是最优解！</text:span></text:p>
            <text:p><text:span text:style-name="T70">                checkmax(opt[min(n,i+k)][j+1],</text:span></text:p>
            <text:p><text:span text:style-name="T70">                    opt[i][j]+a[min(n,i+k)]-a[i]);</text:span></text:p>
            <text:p><text:span text:style-name="T70">            }</text:span></text:p>
            <text:p><text:span text:style-name="T70">    printf("%d\n",opt[n][m]);</text:span></text:p>
            <text:p><text:span text:style-name="T70">    return 0;</text:span></text:p>
            <text:p><text:span text:style-name="T70">}</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63">传统意义上的莫比乌斯反演是：</text:span></text:p>
            <text:p/>
            <text:p><text:span text:style-name="T63">   g(n)=∑f(d)   ===&gt;    f(n)=∑μ(d)g(n/d)</text:span></text:p>
            <text:p><text:span text:style-name="T63">        d|n                   d|n</text:span></text:p>
            <text:p/>
            <text:p><text:span text:style-name="T63">类似的，若：</text:span></text:p>
            <text:p><text:span text:style-name="T63">   f(n)很难求,h1(f,n)本身并不复杂（但依赖于f(n)），而g(n)和h2(g,n)求起来很简单，我们可以用g(n)和h2(g,n)“反演”出f(n)</text:span></text:p>
            <text:p/>
            <text:p><text:span text:style-name="T63">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71">求和问题</text:span></text:p>
            <text:p><text:span text:style-name="T71">【试题描述】</text:span></text:p>
            <text:p/>
            <text:p><text:span text:style-name="T71">给定1到n共n个数，你需要找出连续的几个数使得其和为m，显然这样的方案有很多，请将每种方案都输出，输出方法请参考样例。</text:span></text:p>
            <text:p><text:span text:style-name="T71">【输入要求】</text:span></text:p>
            <text:p/>
            <text:p><text:span text:style-name="T71">第一行两个整数n和m。</text:span></text:p>
            <text:p><text:span text:style-name="T71">【输出要求】</text:span></text:p>
            <text:p/>
            <text:p><text:span text:style-name="T71">输出有多行，每行表示一种合法的方案，采用闭区间的方式给出方案（[a,b]表示a到b这几个连续的整数），当有多种方案时按照a由小到大输出。</text:span></text:p>
            <text:p><text:span text:style-name="T71">【输入样例】</text:span></text:p>
            <text:p/>
            <text:p><text:span text:style-name="T71">20 15</text:span></text:p>
            <text:p/>
            <text:p><text:span text:style-name="T71">【输出样例】</text:span></text:p>
            <text:p/>
            <text:p><text:span text:style-name="T71">[1,5]</text:span></text:p>
            <text:p><text:span text:style-name="T71">[4,6]</text:span></text:p>
            <text:p><text:span text:style-name="T71">[7,8]</text:span></text:p>
            <text:p><text:span text:style-name="T71">[15,15]</text:span></text:p>
            <text:p/>
            <text:p><text:span text:style-name="T71">【解题提示】</text:span></text:p>
            <text:p/>
            <text:p><text:span text:style-name="T71">【样例说明】</text:span></text:p>
            <text:p/>
            <text:p><text:span text:style-name="T71">1+2+3+4+5 = 15</text:span></text:p>
            <text:p/>
            <text:p><text:span text:style-name="T71">4+5+6 = 15</text:span></text:p>
            <text:p/>
            <text:p><text:span text:style-name="T71">7+8 = 15</text:span></text:p>
            <text:p/>
            <text:p><text:span text:style-name="T71">15 = 15</text:span></text:p>
            <text:p/>
            <text:p><text:span text:style-name="T71">【数据规模】</text:span></text:p>
            <text:p/>
            <text:p><text:span text:style-name="T71">对于30%的数据，n,m≤100。</text:span></text:p>
            <text:p/>
            <text:p><text:span text:style-name="T71">对于60%的数据，n,m≤1000000。</text:span></text:p>
            <text:p/>
            <text:p><text:span text:style-name="T71">对于100%的数据，n,m≤10^12。</text:span></text:p>
            <text:p/>
            <text:p/>
            <text:p><text:span text:style-name="T23">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77"/>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1">0000/00/00</text:date>, <text:time style:data-style-name="N2" text:time-value="14:56:15.849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8-01T14:56:37.825000000</dc:date>
    <meta:editing-duration>P76DT12H37M11S</meta:editing-duration>
    <meta:editing-cycles>1407</meta:editing-cycles>
    <meta:generator>LibreOffice/6.0.1.1$Windows_X86_64 LibreOffice_project/60bfb1526849283ce2491346ed2aa51c465abfe6</meta:generator>
    <dc:creator>Zhuang Yumin</dc:creator>
    <meta:document-statistic meta:table-count="3" meta:cell-count="2251" meta:object-count="17"/>
  </office:meta>
</office:document-meta>
</file>